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2.9091in"/>
    </style:style>
    <style:style style:name="co8" style:family="table-column">
      <style:table-column-properties fo:break-before="auto" style:column-width="2.1902in"/>
    </style:style>
    <style:style style:name="co10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SP32 Pin #</text:p>
          </table:table-cell>
          <table:table-cell office:value-type="string" calcext:value-type="string">
            <text:p>ESP32 Label</text:p>
          </table:table-cell>
          <table:table-cell office:value-type="string" calcext:value-type="string">
            <text:p>GPIO #</text:p>
          </table:table-cell>
          <table:table-cell office:value-type="string" calcext:value-type="string">
            <text:p>Signal on Thing Plus</text:p>
          </table:table-cell>
          <table:table-cell office:value-type="string" calcext:value-type="string">
            <text:p>Pin on Thing Plus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on Desig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evice/Driver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IO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USB cable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Debugger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I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USB cable</text:p>
          </table:table-cell>
          <table:table-cell office:value-type="string" calcext:value-type="string">
            <text:p>UART</text:p>
          </table:table-cell>
          <table:table-cell/>
          <table:table-cell office:value-type="string" calcext:value-type="string">
            <text:p>Debugg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a xlink:href="mailto:10@J4" xlink:type="simple">10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1 Input</text:p>
          </table:table-cell>
          <table:table-cell office:value-type="string" calcext:value-type="string">
            <text:p>Button 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O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<text:a xlink:href="mailto:11@J4" xlink:type="simple">11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CL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erial Clock</text:p>
          </table:table-cell>
          <table:table-cell office:value-type="string" calcext:value-type="string">
            <text:p>LCD1514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CL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erial Clock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0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D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Data 3</text:p>
          </table:table-cell>
          <table:table-cell office:value-type="string" calcext:value-type="string">
            <text:p>Integrated Flash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M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tegrated Flas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a xlink:href="mailto:5@J2" xlink:type="simple">5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2 Input</text:p>
          </table:table-cell>
          <table:table-cell office:value-type="string" calcext:value-type="string">
            <text:p>Button 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a xlink:href="mailto:4@J2" xlink:type="simple">4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3 Input</text:p>
          </table:table-cell>
          <table:table-cell office:value-type="string" calcext:value-type="string">
            <text:p>Button 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a xlink:href="mailto:10@J2" xlink:type="simple">10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CDC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for LCD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mailto:8@J2" xlink:type="simple">8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ata/Command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<text:a xlink:href="mailto:14@J4" xlink:type="simple">14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wake Switch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a xlink:href="mailto:15@J4" xlink:type="simple">15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aring Effect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O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PI</text:p>
          </table:table-cell>
          <table:table-cell office:value-type="string" calcext:value-type="string">
            <text:p><text:a xlink:href="mailto:12@J4" xlink:type="simple">12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IP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troller Input Peripheral Output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PO</text:p>
          </table:table-cell>
          <table:table-cell office:value-type="string" calcext:value-type="string">
            <text:p><text:a xlink:href="mailto:13@J4" xlink:type="simple">13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ontroller Output Peripheral Input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O2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a xlink:href="mailto:16@J4" xlink:type="simple">16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cklight Dimming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<text:a xlink:href="mailto:11@J2" xlink:type="simple">11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Qwiic Cabl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Joystick, Fuel Gaug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<text:a xlink:href="mailto:12@J2" xlink:type="simple">12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Not Connected on board, but via Qwiic Cable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Joystick, Fuel Gau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a xlink:href="mailto:6@J4" xlink:type="simple">6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SPK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eft Speaker Analog Signal</text:p>
          </table:table-cell>
          <table:table-cell office:value-type="string" calcext:value-type="string">
            <text:p>Left Speak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a xlink:href="mailto:5@J4" xlink:type="simple">5@J4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SPK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Right Speaker Analog Signal</text:p>
          </table:table-cell>
          <table:table-cell office:value-type="string" calcext:value-type="string">
            <text:p>Right Speak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2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<text:a xlink:href="mailto:6@J2" xlink:type="simple">6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C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hip Select for SD Card</text:p>
          </table:table-cell>
          <table:table-cell office:value-type="string" calcext:value-type="string">
            <text:p>LCD15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3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a xlink:href="mailto:9@J2" xlink:type="simple">9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UTTON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0 Input</text:p>
          </table:table-cell>
          <table:table-cell office:value-type="string" calcext:value-type="string">
            <text:p>Button 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3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<text:a xlink:href="mailto:7@J2" xlink:type="simple">7@J2</text:a>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<text:a xlink:href="mailto:7@J4" xlink:type="simple">7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IO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a xlink:href="mailto:9@J4" xlink:type="simple">9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UTTON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utton 4 Input</text:p>
          </table:table-cell>
          <table:table-cell office:value-type="string" calcext:value-type="string">
            <text:p>Button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a xlink:href="mailto:8@J4" xlink:type="simple">8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IP_PU</text:p>
          </table:table-cell>
          <table:table-cell office:value-type="string" calcext:value-type="string">
            <text:p><text:a xlink:href="mailto:1@J4" xlink:type="simple">1@J4</text:a>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t Button</text:p>
          </table:table-cell>
          <table:table-cell office:value-type="string" calcext:value-type="string">
            <text:p>Thing Plu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<text:a xlink:href="mailto:2@J4" xlink:type="simple">2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a xlink:href="mailto:4@J4" xlink:type="simple">4@J4</text:a>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ll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N/A</text:p>
          </table:table-cell>
        </table:table-row>
        <table:table-row table:style-name="ro1" table:visibility="filter">
          <table:table-cell table:number-columns-repeated="10"/>
        </table:table-row>
      </table:table>
      <table:table table:name="Interrupts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terrup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mentary Pushbuttons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LCD15143/SPI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/>
          <table:table-cell office:value-type="string" calcext:value-type="string">
            <text:p>Qwiic/Joystick/FuelGauge</text:p>
          </table:table-cell>
          <table:table-cell office:value-type="string" calcext:value-type="string">
            <text:p>Timer</text:p>
          </table:table-cell>
        </table:table-row>
        <table:table-row table:style-name="ro1">
          <table:table-cell/>
          <table:table-cell office:value-type="string" calcext:value-type="string">
            <text:p>DAC1/DAC2</text:p>
          </table:table-cell>
          <table:table-cell office:value-type="string" calcext:value-type="string">
            <text:p>Timer</text:p>
          </table:table-cell>
        </table:table-row>
        <table:table-row table:style-name="ro1">
          <table:table-cell/>
          <table:table-cell office:value-type="string" calcext:value-type="string">
            <text:p>SleepSwitch</text:p>
          </table:table-cell>
          <table:table-cell office:value-type="string" calcext:value-type="string">
            <text:p>RTCIO</text:p>
          </table:table-cell>
        </table:table-row>
      </table:table>
      <table:named-expressions/>
      <table:database-ranges>
        <table:database-range table:name="__Anonymous_Sheet_DB__0" table:target-range-address="Pins.A1:Pins.J40" table:display-filter-buttons="true">
          <table:filter>
            <table:filter-and>
              <table:filter-condition table:field-number="2" table:value="0" table:operator="=">
                <table:filter-set-item table:value="0"/>
                <table:filter-set-item table:value="1"/>
                <table:filter-set-item table:value="10"/>
                <table:filter-set-item table:value="11"/>
                <table:filter-set-item table:value="12"/>
                <table:filter-set-item table:value="13"/>
                <table:filter-set-item table:value="14"/>
                <table:filter-set-item table:value="15"/>
                <table:filter-set-item table:value="16"/>
                <table:filter-set-item table:value="17"/>
                <table:filter-set-item table:value="18"/>
                <table:filter-set-item table:value="19"/>
                <table:filter-set-item table:value="2"/>
                <table:filter-set-item table:value="21"/>
                <table:filter-set-item table:value="22"/>
                <table:filter-set-item table:value="23"/>
                <table:filter-set-item table:value="25"/>
                <table:filter-set-item table:value="26"/>
                <table:filter-set-item table:value="27"/>
                <table:filter-set-item table:value="3"/>
                <table:filter-set-item table:value="32"/>
                <table:filter-set-item table:value="33"/>
                <table:filter-set-item table:value="34"/>
                <table:filter-set-item table:value="35"/>
                <table:filter-set-item table:value="36"/>
                <table:filter-set-item table:value="39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  <table:filter-condition table:field-number="4" table:value="10@J2" table:operator="=">
                <table:filter-set-item table:value="10@J2"/>
                <table:filter-set-item table:value="10@J4"/>
                <table:filter-set-item table:value="11@J2"/>
                <table:filter-set-item table:value="11@J4"/>
                <table:filter-set-item table:value="12@J2"/>
                <table:filter-set-item table:value="12@J4"/>
                <table:filter-set-item table:value="13@J4"/>
                <table:filter-set-item table:value="14@J4"/>
                <table:filter-set-item table:value="15@J4"/>
                <table:filter-set-item table:value="16@J4"/>
                <table:filter-set-item table:value="4@J2"/>
                <table:filter-set-item table:value="5@J2"/>
                <table:filter-set-item table:value="5@J4"/>
                <table:filter-set-item table:value="6@J2"/>
                <table:filter-set-item table:value="6@J4"/>
                <table:filter-set-item table:value="7@J2"/>
                <table:filter-set-item table:value="7@J4"/>
                <table:filter-set-item table:value="8@J2"/>
                <table:filter-set-item table:value="8@J4"/>
                <table:filter-set-item table:value="9@J2"/>
                <table:filter-set-item table:value="9@J4"/>
              </table:filter-condition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09:51:32.952639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6:53:31.698864192</meta:creation-date>
    <dc:date>2021-07-07T09:59:26.602026572</dc:date>
    <meta:editing-duration>P1DT56M</meta:editing-duration>
    <meta:editing-cycles>119</meta:editing-cycles>
    <meta:generator>LibreOffice/6.4.7.2$Linux_X86_64 LibreOffice_project/40$Build-2</meta:generator>
    <dc:creator>Andrew Gawlik</dc:creator>
    <meta:document-statistic meta:table-count="2" meta:cell-count="403" meta:object-count="0"/>
  </office:meta>
</office:document-meta>
</file>